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2.5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24.04mm"/>
    </style:style>
    <style:style style:name="ro1" style:family="table-row">
      <style:table-row-properties style:row-height="6.07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62mm" fo:break-before="auto" style:use-optimal-row-height="true"/>
    </style:style>
    <style:style style:name="ro4" style:family="table-row">
      <style:table-row-properties style:row-height="8.94mm" fo:break-before="auto" style:use-optimal-row-height="true"/>
    </style:style>
    <style:style style:name="ro5" style:family="table-row">
      <style:table-row-properties style:row-height="4.48mm" fo:break-before="auto" style:use-optimal-row-height="fals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row table:style-name="ro1">
          <table:table-cell table:style-name="Default"/>
          <table:table-cell table:style-name="ce2" office:value-type="string" calcext:value-type="string">
            <text:p>Enemigo</text:p>
          </table:table-cell>
          <table:table-cell table:style-name="ce2" office:value-type="string" calcext:value-type="string">
            <text:p>Contacto</text:p>
          </table:table-cell>
          <table:table-cell table:style-name="ce2" office:value-type="string" calcext:value-type="string">
            <text:p>Disparos</text:p>
          </table:table-cell>
          <table:table-cell table:style-name="ce2" office:value-type="string" calcext:value-type="string">
            <text:p>Explosión</text:p>
          </table:table-cell>
          <table:table-cell table:style-name="ce2" office:value-type="string" calcext:value-type="string">
            <text:p>Creep</text:p>
          </table:table-cell>
          <table:table-cell table:style-name="ce2" office:value-type="string" calcext:value-type="string">
            <text:p>Rock Wave</text:p>
          </table:table-cell>
        </table:table-row>
        <table:table-row table:style-name="ro2">
          <table:table-cell table:style-name="Default"/>
          <table:table-cell office:value-type="string" calcext:value-type="string">
            <text:p>Attack Fl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Ring Fl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Dart Fly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Swarm Fl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Hush Fly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Mote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Eternal Fly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Poo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Super Poot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Boom Fly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Red Boom Fl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Drowned Boom Fl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Level 2 Fly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Full Fl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Suck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Spi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Dip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Corn Di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Squir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Dank Squir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Dinga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Spider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Big Spide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Trit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Ragling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Blister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Level 2 Spid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Tickling Spide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Baby Long Leg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Small Baby Long Leg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Crazy Long Leg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Small Crazy Long Leg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Wall Cree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Blind Cree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Rage Creep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The Thing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Boi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Gu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Blue Boi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Walking Boi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Walking Gu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Walking Sack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Round Wor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Nightcrawl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Round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Ulc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ullig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Mulligo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Mulliboo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Duki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Hopp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Flaming Hopper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Leap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inistr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Pac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Gush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Black Goblin's Body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Gap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Frowning Gape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Flaming Gape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Cyclopi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Blue Gap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Greed Gaper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Gurgl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Spl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Skinn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Rotty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Mr. Ma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Hor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Psychic Ho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a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Red Maw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Psychic Ma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Bon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Black Bon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Death's Head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Dank Death's Head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Flesh Death's Hea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One Tooth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Fat Ba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Lil' Hau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Wizoob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Red Ghos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Fatty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Flaming Fatty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Conjoined Fatty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Blue Conjoined Fat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Pale Fat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Fat Sack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Blubb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Half Sac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Goblin</text:p>
          </table:table-cell>
          <table:table-cell office:value-type="string" calcext:value-type="string">
            <text:p>9 , 2(goo)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Gazing Goblin</text:p>
          </table:table-cell>
          <table:table-cell office:value-type="string" calcext:value-type="string">
            <text:p>11, 2(goo)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Dank Goblin</text:p>
          </table:table-cell>
          <table:table-cell office:value-type="string" calcext:value-type="string">
            <text:p>9 , 2(goo)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Black Goblin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Knigh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Selfless Knight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Floating Knigh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Bone Knigh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Mask + Hear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Clott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Clo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I. Blob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ga Clot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om's Hand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Mom's Dead Hand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/>
          <table:table-cell office:value-type="string" calcext:value-type="string">
            <text:p>Maggo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Charge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Drowned Charg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Spit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Conjoined Spitt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Tumo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Psy Tumo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Camillo Jr.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Brai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Poison Mind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MemBrai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Gut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Scarred Gut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Mama Gut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ButtLicke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Grub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Para-Bite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Scarred Para-Bi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Cod Wor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Fre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Lump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Leech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Kamikaze Leech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Holy Leech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Hos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Red Hos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Walking Hos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Walking Red Hos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ushroom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MeatBa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Nerve Endin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Nerve Ending 2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Vi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Double Vi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Scarred Double Vi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Chubbe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Wall Hugger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Slid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Poky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Ey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BloodShot Eye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Dopl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Evil Twi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Embry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Bab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Angelic Bab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Im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Homunculu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/>
          <table:table-cell office:value-type="string" calcext:value-type="string">
            <text:p>Begotten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Swinger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Keep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Hang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Stone Grima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Vomit Grim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Turret Grimac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Stone Ey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table:style-name="Default"/>
          <table:table-cell office:value-type="string" calcext:value-type="string">
            <text:p>Oob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Black Maw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Default"/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2">
          <table:table-cell table:style-name="ce1" table:number-columns-repeated="4"/>
          <table:table-cell table:style-name="ce8" table:number-columns-repeated="3"/>
        </table:table-row>
        <table:table-row table:style-name="ro3">
          <table:table-cell table:style-name="ce2" office:value-type="string" calcext:value-type="string">
            <text:p>Champion Versions</text:p>
          </table:table-cell>
          <table:table-cell table:style-name="ce4" office:value-type="string" calcext:value-type="string">
            <text:p>Todos los champions hacen x1.5 daño</text:p>
          </table:table-cell>
          <table:table-cell table:style-name="ce5" office:value-type="string" calcext:value-type="string">
            <text:p>Decimal se redondea hacia arriba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Monstro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5 / 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4(6)</text:p>
          </table:table-cell>
          <table:table-cell table:style-name="ce6" office:value-type="string" calcext:value-type="string">
            <text:p>4(6) / 8(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k Grey</text:p>
          </table:table-cell>
          <table:table-cell/>
          <table:table-cell office:value-type="string" calcext:value-type="string">
            <text:p>2(3)</text:p>
          </table:table-cell>
          <table:table-cell office:value-type="string" calcext:value-type="string">
            <text:p>6(9) / 10(15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Gemini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5(8)</text:p>
          </table:table-cell>
          <table:table-cell office:value-type="string" calcext:value-type="string">
            <text:p>4(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5(8)</text:p>
          </table:table-cell>
          <table:table-cell office:value-type="string" calcext:value-type="string">
            <text:p>4(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Larry Jr.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5(8)</text:p>
          </table:table-cell>
          <table:table-cell office:value-type="string" calcext:value-type="string">
            <text:p>4(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6(9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Ding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6(9)</text:p>
          </table:table-cell>
          <table:table-cell office:value-type="string" calcext:value-type="string">
            <text:p>4(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8(12)</text:p>
          </table:table-cell>
          <table:table-cell office:value-type="string" calcext:value-type="string">
            <text:p>3(5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Gurglin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(Mini-Boss)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5(8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6(9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Steve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Pi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Widow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7(11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6(9)</text:p>
          </table:table-cell>
          <table:table-cell office:value-type="string" calcext:value-type="string">
            <text:p>4(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Blighted Ovum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Fistul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8(12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Gurdy Jr.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5(8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6(9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Hau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 / 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3(5)</text:p>
          </table:table-cell>
          <table:table-cell office:value-type="string" calcext:value-type="string">
            <text:p>3(5) / 10(15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5(8)</text:p>
          </table:table-cell>
          <table:table-cell office:value-type="string" calcext:value-type="string">
            <text:p>4(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Duke of Fli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(5)</text:p>
          </table:table-cell>
          <table:table-cell office:value-type="string" calcext:value-type="string">
            <text:p>4(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5(8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Famine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9(14)</text:p>
          </table:table-cell>
          <table:table-cell office:value-type="string" calcext:value-type="string">
            <text:p>5(8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Rag Ma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table:number-columns-repeated="2" office:value-type="string" calcext:value-type="string">
            <text:p>5(8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(3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Little Hor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4(6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5(8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Dangl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urdlings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 </text:p>
          </table:table-cell>
          <table:table-cell office:value-type="string" calcext:value-type="string">
            <text:p>Chub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7(11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6(9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Gurd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5(8)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Normal</text:p>
          </table:table-cell>
          <table:table-cell office:value-type="string" calcext:value-type="string">
            <text:p>Mega Maw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6 / 12 (tears) <text:s text:c="2"/>9 (fire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1(2)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4(6)</text:p>
          </table:table-cell>
          <table:table-cell office:value-type="string" calcext:value-type="string">
            <text:p>5(8) / 9(14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Mega Fat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5(8)</text:p>
          </table:table-cell>
          <table:table-cell office:value-type="string" calcext:value-type="string">
            <text:p>6(9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6(9)</text:p>
          </table:table-cell>
          <table:table-cell office:value-type="string" calcext:value-type="string">
            <text:p>4(6)</text:p>
          </table:table-cell>
          <table:table-cell table:number-columns-repeated="2"/>
          <table:table-cell office:value-type="string" calcext:value-type="string">
            <text:p>6(9)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C.H.A.D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Rag Meg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Hollow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8(12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4(6)</text:p>
          </table:table-cell>
          <table:table-cell office:value-type="string" calcext:value-type="string">
            <text:p>7(11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7(11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Hus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/ 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5(8)</text:p>
          </table:table-cell>
          <table:table-cell office:value-type="string" calcext:value-type="string">
            <text:p>4(6) / 9(14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8(12)</text:p>
          </table:table-cell>
          <table:table-cell office:value-type="string" calcext:value-type="string">
            <text:p>6(9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Normal</text:p>
          </table:table-cell>
          <table:table-cell office:value-type="string" calcext:value-type="string">
            <text:p>Dark One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13 / 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Polycephal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 / 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6(9)</text:p>
          </table:table-cell>
          <table:table-cell office:value-type="string" calcext:value-type="string">
            <text:p>5(8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5(8)</text:p>
          </table:table-cell>
          <table:table-cell office:value-type="string" calcext:value-type="string">
            <text:p>4(6) / 8(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Carrion Queen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9(14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Wretched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Pee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 <text:s/>, <text:s/>5(ojos)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Dark Green</text:p>
          </table:table-cell>
          <table:table-cell/>
          <table:table-cell office:value-type="string" calcext:value-type="string">
            <text:p>5(8)</text:p>
          </table:table-cell>
          <table:table-cell office:value-type="string" calcext:value-type="string">
            <text:p>4(6) , 5(8)(ojos)</text:p>
          </table:table-cell>
          <table:table-cell/>
          <table:table-cell office:value-type="string" calcext:value-type="string">
            <text:p>5(8)</text:p>
          </table:table-cell>
          <table:table-cell/>
        </table:table-row>
        <table:table-row table:style-name="ro2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4(6)</text:p>
          </table:table-cell>
          <table:table-cell office:value-type="string" calcext:value-type="string">
            <text:p>4(6) , 5(8)(ojos)</text:p>
          </table:table-cell>
          <table:table-cell/>
          <table:table-cell office:value-type="string" calcext:value-type="string">
            <text:p>7(11)</text:p>
          </table:table-cell>
          <table:table-cell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Pestilence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8(12)</text:p>
          </table:table-cell>
          <table:table-cell office:value-type="string" calcext:value-type="string">
            <text:p>5(8)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Normal</text:p>
          </table:table-cell>
          <table:table-cell office:value-type="string" calcext:value-type="string">
            <text:p>The Frail</text:p>
          </table:table-cell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13 / 6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5(8)</text:p>
          </table:table-cell>
          <table:table-cell table:style-name="ce4" office:value-type="string" calcext:value-type="string">
            <text:p>9(14) / 5(8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Stai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ale</text:p>
          </table:table-cell>
          <table:table-cell/>
          <table:table-cell office:value-type="string" calcext:value-type="string">
            <text:p>10(15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Forsaken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Big Horn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Cage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Pink</text:p>
          </table:table-cell>
          <table:table-cell/>
          <table:table-cell table:number-columns-repeated="2" office:value-type="string" calcext:value-type="string">
            <text:p>5(8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7(11)</text:p>
          </table:table-cell>
          <table:table-cell office:value-type="string" calcext:value-type="string">
            <text:p>3(5)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Monstro I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 / 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6(9)</text:p>
          </table:table-cell>
          <table:table-cell office:value-type="string" calcext:value-type="string">
            <text:p>9(14) / 5(8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Ga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3 / 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6(9)</text:p>
          </table:table-cell>
          <table:table-cell office:value-type="string" calcext:value-type="string">
            <text:p>7(11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4(6)</text:p>
          </table:table-cell>
          <table:table-cell office:value-type="string" calcext:value-type="string">
            <text:p>8(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Gish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Adversar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Bloa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 , 5(ojos)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5(8)</text:p>
          </table:table-cell>
          <table:table-cell table:style-name="ce7" office:value-type="string" calcext:value-type="string">
            <text:p>9(14) , 3(5)(ojos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(8)</text:p>
          </table:table-cell>
          <table:table-cell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Mask of Infamy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4(6)</text:p>
          </table:table-cell>
          <table:table-cell office:value-type="string" calcext:value-type="string">
            <text:p>8(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Loki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War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10(15)</text:p>
          </table:table-cell>
          <table:table-cell office:value-type="string" calcext:value-type="string">
            <text:p>5(8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Brownie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5(8)</text:p>
          </table:table-cell>
          <table:table-cell office:value-type="string" calcext:value-type="string">
            <text:p>4(6)</text:p>
          </table:table-cell>
          <table:table-cell/>
          <table:table-cell office:value-type="string" calcext:value-type="string">
            <text:p>6(9)</text:p>
          </table:table-cell>
          <table:table-cell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Sister V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 / 6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Mr. Fr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Scole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 / 13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7(11)</text:p>
          </table:table-cell>
          <table:table-cell office:value-type="string" calcext:value-type="string">
            <text:p>4(6) / 9(14)</text:p>
          </table:table-cell>
          <table:table-cell office:value-type="string" calcext:value-type="string">
            <text:p>9(14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Mama Gurd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Blastocys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Daddy Long Leg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eratoma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riachnid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Deat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7(11)</text:p>
          </table:table-cell>
          <table:table-cell office:value-type="string" calcext:value-type="string">
            <text:p>8(1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Conques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 / 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The Falle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 / 13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Normal</text:p>
          </table:table-cell>
          <table:table-cell office:value-type="string" calcext:value-type="string">
            <text:p>Headless Horsema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Default" table:number-columns-repeated="2"/>
        </table:table-row>
        <table:table-row table:style-name="ro2">
          <table:table-cell table:style-name="ce1" table:number-columns-repeated="4"/>
          <table:table-cell table:style-name="ce8"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It Live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Hu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 / 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eliri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 / 2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at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 / 1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saa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/ 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???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he Lam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 / 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ga Sat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 / 25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ramp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/ 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riel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6 / 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Gab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 / 14</text:p>
          </table:table-cell>
          <table:table-cell table:number-columns-repeated="3"/>
        </table:table-row>
        <table:table-row table:style-name="ro2">
          <table:table-cell table:style-name="ce1" table:number-columns-repeated="4"/>
          <table:table-cell table:style-name="ce8"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Envy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per Envy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utton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/ 1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per Glutton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/ 1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Wrat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per Wrath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id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per Pri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 / 1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ltra Pride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st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uper Lust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ee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uper Greed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ltra Gre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Sloth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uper Sloth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number-rows-repeated="19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00:22:30.6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42M17S</meta:editing-duration>
    <meta:editing-cycles>149</meta:editing-cycles>
    <meta:generator>LibreOffice/5.1.5.2$Windows_x86 LibreOffice_project/7a864d8825610a8c07cfc3bc01dd4fce6a9447e5</meta:generator>
    <dc:date>2017-03-26T05:36:18.060000000</dc:date>
    <meta:document-statistic meta:table-count="3" meta:cell-count="926" meta:object-count="0"/>
    <meta:user-defined meta:name="Info 1"/>
    <meta:user-defined meta:name="Info 2"/>
    <meta:user-defined meta:name="Info 3"/>
    <meta:user-defined meta:name="Info 4"/>
  </office:meta>
</office:document-meta>
</file>